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pperplate" svg:font-family="Copperplate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651cm" fo:min-width="0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text-properties style:font-name="Copperplate" fo:font-size="24pt" style:font-size-asian="24pt" style:font-size-complex="24pt"/>
    </style:style>
    <style:style style:name="P3" style:family="paragraph">
      <style:text-properties style:font-name="Copperplate" fo:font-size="32pt" style:font-size-asian="32pt" style:font-size-complex="32pt"/>
    </style:style>
    <style:style style:name="T1" style:family="text">
      <style:text-properties style:font-name="Copperplate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51cm" svg:height="1.651cm" svg:x="1.769cm" svg:y="13.06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651cm" svg:height="1.651cm" svg:x="1.769cm" svg:y="13.065cm">
          <draw:text-box>
            <text:p text:style-name="P2"><text:span text:style-name="T1">F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pperplate" svg:font-family="Copperplate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US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11T17:27:39.066144000</meta:creation-date>
    <dc:date>2013-09-11T17:42:38.281442000</dc:date>
    <meta:editing-duration>P0D</meta:editing-duration>
    <meta:editing-cycles>1</meta:editing-cycles>
    <meta:document-statistic meta:object-count="2"/>
    <meta:generator>LibreOffice/4.1.0.4$MacOSX_x86 LibreOffice_project/89ea49ddacd9aa532507cbf852f2bb22b1ace28</meta:generator>
  </office:meta>
</office:document-meta>
</file>